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#CC</text:p>
          </table:table-cell>
          <table:table-cell office:value-type="string" calcext:value-type="string">
            <text:p>#I</text:p>
          </table:table-cell>
          <table:table-cell/>
          <table:table-cell office:value-type="string" calcext:value-type="string">
            <text:p>CPI </text:p>
          </table:table-cell>
          <table:table-cell/>
          <table:table-cell office:value-type="string" calcext:value-type="string">
            <text:p>Texe=#I*CPI/f</text:p>
          </table:table-cell>
          <table:table-cell/>
          <table:table-cell office:value-type="string" calcext:value-type="string">
            <text:p>#I Raci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3326" calcext:value-type="float">
            <text:p>353326</text:p>
          </table:table-cell>
          <table:table-cell office:value-type="float" office:value="949799" calcext:value-type="float">
            <text:p>949799</text:p>
          </table:table-cell>
          <table:table-cell/>
          <table:table-cell table:formula="of:=[.B2]/[.C2]" office:value-type="float" office:value="0.372000812803551" calcext:value-type="float">
            <text:p>0,372000812803551</text:p>
          </table:table-cell>
          <table:table-cell/>
          <table:table-cell table:formula="of:=[.C2]*[.E2]/3600000000" office:value-type="float" office:value="0.0000981461111111111" calcext:value-type="float">
            <text:p>9,81461111111111E-0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57802" calcext:value-type="float">
            <text:p>2857802</text:p>
          </table:table-cell>
          <table:table-cell office:value-type="float" office:value="7467848" calcext:value-type="float">
            <text:p>7467848</text:p>
          </table:table-cell>
          <table:table-cell/>
          <table:table-cell table:formula="of:=[.B3]/[.C3]" office:value-type="float" office:value="0.38268079371728" calcext:value-type="float">
            <text:p>0,38268079371728</text:p>
          </table:table-cell>
          <table:table-cell/>
          <table:table-cell table:formula="of:=[.C3]*[.E3]/3600000000" office:value-type="float" office:value="0.000793833888888889" calcext:value-type="float">
            <text:p>0,000793833888889</text:p>
          </table:table-cell>
          <table:table-cell/>
          <table:table-cell table:formula="of:=[.G3]/[.G2]" office:value-type="float" office:value="8.08828673802664" calcext:value-type="float">
            <text:p>8,088286738026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118811" calcext:value-type="float">
            <text:p>23118811</text:p>
          </table:table-cell>
          <table:table-cell office:value-type="float" office:value="59229586" calcext:value-type="float">
            <text:p>59229586</text:p>
          </table:table-cell>
          <table:table-cell/>
          <table:table-cell table:formula="of:=[.B4]/[.C4]" office:value-type="float" office:value="0.390325385694913" calcext:value-type="float">
            <text:p>0,390325385694913</text:p>
          </table:table-cell>
          <table:table-cell/>
          <table:table-cell table:formula="of:=[.C4]*[.E4]/3600000000" office:value-type="float" office:value="0.00642189194444444" calcext:value-type="float">
            <text:p>0,006421891944444</text:p>
          </table:table-cell>
          <table:table-cell/>
          <table:table-cell table:formula="of:=[.G4]/[.G3]" office:value-type="float" office:value="8.08971755216072" calcext:value-type="float">
            <text:p>8,089717552160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5874017" calcext:value-type="float">
            <text:p>185874017</text:p>
          </table:table-cell>
          <table:table-cell office:value-type="float" office:value="471796326" calcext:value-type="float">
            <text:p>471796326</text:p>
          </table:table-cell>
          <table:table-cell/>
          <table:table-cell table:formula="of:=[.B5]/[.C5]" office:value-type="float" office:value="0.393970886920387" calcext:value-type="float">
            <text:p>0,393970886920387</text:p>
          </table:table-cell>
          <table:table-cell/>
          <table:table-cell table:formula="of:=[.C5]*[.E5]/3600000000" office:value-type="float" office:value="0.0516316713888889" calcext:value-type="float">
            <text:p>0,051631671388889</text:p>
          </table:table-cell>
          <table:table-cell/>
          <table:table-cell table:formula="of:=[.G5]/[.G4]" office:value-type="float" office:value="8.03994708032347" calcext:value-type="float">
            <text:p>8,039947080323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43675546" calcext:value-type="float">
            <text:p>1543675546</text:p>
          </table:table-cell>
          <table:table-cell office:value-type="float" office:value="3766228535" calcext:value-type="float">
            <text:p>3766228535</text:p>
          </table:table-cell>
          <table:table-cell/>
          <table:table-cell table:formula="of:=[.B6]/[.C6]" office:value-type="float" office:value="0.409873041865209" calcext:value-type="float">
            <text:p>0,409873041865209</text:p>
          </table:table-cell>
          <table:table-cell/>
          <table:table-cell table:formula="of:=[.C6]*[.E6]/3600000000" office:value-type="float" office:value="0.428798762777778" calcext:value-type="float">
            <text:p>0,428798762777778</text:p>
          </table:table-cell>
          <table:table-cell/>
          <table:table-cell table:formula="of:=[.G6]/[.G5]" office:value-type="float" office:value="8.30495607140185" calcext:value-type="float">
            <text:p>8,304956071401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524260589" calcext:value-type="float">
            <text:p>13524260589</text:p>
          </table:table-cell>
          <table:table-cell office:value-type="float" office:value="30097294280" calcext:value-type="float">
            <text:p>30097294280</text:p>
          </table:table-cell>
          <table:table-cell/>
          <table:table-cell table:formula="of:=[.B7]/[.C7]" office:value-type="float" office:value="0.449351375681203" calcext:value-type="float">
            <text:p>0,449351375681203</text:p>
          </table:table-cell>
          <table:table-cell/>
          <table:table-cell table:formula="of:=[.C7]*[.E7]/3600000000" office:value-type="float" office:value="3.7567390525" calcext:value-type="float">
            <text:p>3,7567390525</text:p>
          </table:table-cell>
          <table:table-cell/>
          <table:table-cell table:formula="of:=[.G7]/[.G6]" office:value-type="float" office:value="8.76107717327278" calcext:value-type="float">
            <text:p>8,76107717327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4T11:41:45.795758857</meta:creation-date>
    <dc:date>2021-03-04T12:08:36.604274050</dc:date>
    <meta:editing-duration>PT16M41S</meta:editing-duration>
    <meta:editing-cycles>6</meta:editing-cycles>
    <meta:generator>LibreOffice/7.0.3.1$Linux_X86_64 LibreOffice_project/00$Build-1</meta:generator>
    <meta:document-statistic meta:table-count="1" meta:cell-count="41" meta:object-count="0"/>
  </office:meta>
</office:document-meta>
</file>